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1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1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1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2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23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3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81d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officeooo:rsid="0033b5b8"/>
    </style:style>
    <style:style style:name="T8" style:family="text">
      <style:text-properties officeooo:rsid="0033d559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23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25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22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6">rfce</text:p>
      <text:p text:style-name="P12">import React from 'react'</text:p>
      <text:p text:style-name="P12"/>
      <text:p text:style-name="P12">function Header() {</text:p>
      <text:p text:style-name="P12"><text:s text:c="2"/>return (</text:p>
      <text:p text:style-name="P12"><text:s text:c="4"/>&lt;div&gt;</text:p>
      <text:p text:style-name="P12"><text:s text:c="6"/>&lt;header&gt;Header&lt;/header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Header</text:p>
      <text:p text:style-name="P13"/>
      <text:p text:style-name="P13">touch Footer.js</text:p>
      <text:p text:style-name="P7">rfce</text:p>
      <text:p text:style-name="P12">import React from 'react'</text:p>
      <text:p text:style-name="P12"/>
      <text:p text:style-name="P12">function Footer() {</text:p>
      <text:p text:style-name="P12"><text:s text:c="2"/>return (</text:p>
      <text:p text:style-name="P12"><text:s text:c="4"/>&lt;div&gt;</text:p>
      <text:p text:style-name="P12"><text:s text:c="6"/>&lt;footer&gt;Footer&lt;/footer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Footer</text:p>
      <text:p text:style-name="P13"/>
      <text:p text:style-name="P8">imp</text:p>
      <text:p text:style-name="P13">frontend/src/App.js</text:p>
      <text:p text:style-name="P12">import Header from './components/Header'</text:p>
      <text:p text:style-name="P12">import Footer from './components/Footer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6"/>&lt;main&gt;</text:p>
      <text:p text:style-name="P12"><text:s text:c="8"/>&lt;h1&gt;Welcome&lt;/h1&gt;</text:p>
      <text:p text:style-name="P12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28">FROM:</text:p>
      <text:p text:style-name="P13">https://bootswatch.com/</text:p>
      <text:p text:style-name="P26">DOWNLOAD FILE:</text:p>
      <text:p text:style-name="P13">https://bootswatch.com/4/lux/bootstrap.min.css</text:p>
      <text:p text:style-name="P27">AND SAVE AS:</text:p>
      <text:p text:style-name="P13">frontend/src/bootstrap.min.css</text:p>
      <text:p text:style-name="P13"/>
      <text:p text:style-name="P13">frontend/src/index.js</text:p>
      <text:p text:style-name="P12">import './index.css'</text:p>
      <text:p text:style-name="P16">import './bootstrap.min.css'</text:p>
      <text:p text:style-name="P13"/>
      <text:p text:style-name="P13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13"/>
      <text:p text:style-name="P9">imd</text:p>
      <text:p text:style-name="P13">frontend/src/App.js</text:p>
      <text:p text:style-name="P16">import { Container } from 'react-bootstrap'</text:p>
      <text:p text:style-name="P12">import Header from './components/Header'</text:p>
      <text:p text:style-name="P12">import Footer from './components/Footer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5"/><text:span text:style-name="T6"><text:s/>&lt;main className='py-3'&gt;</text:span></text:p>
      <text:p text:style-name="P16"><text:s text:c="8"/>&lt;Container&gt;</text:p>
      <text:p text:style-name="P16"><text:s text:c="10"/>&lt;h1&gt;Welcome&lt;/h1&gt;</text:p>
      <text:p text:style-name="P16"><text:s text:c="8"/>&lt;/Container&gt;</text:p>
      <text:p text:style-name="P16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13">https://mdbootstrap.com/docs/react/utilities/spacing/</text:p>
      <text:p text:style-name="P13"/>
      <text:p text:style-name="P10">imd</text:p>
      <text:p text:style-name="P13">frontend/src/components/Footer.js</text:p>
      <text:p text:style-name="P12">import React from 'react'</text:p>
      <text:p text:style-name="P16">import { Container, Row, Col } from 'react-bootstrap'</text:p>
      <text:p text:style-name="P12"/>
      <text:p text:style-name="P12">function Footer() {</text:p>
      <text:p text:style-name="P12"><text:s text:c="2"/>return (</text:p>
      <text:p text:style-name="P12"><text:s text:c="4"/><text:span text:style-name="T6">&lt;footer&gt;</text:span></text:p>
      <text:p text:style-name="P16"><text:s text:c="6"/>&lt;Container&gt;</text:p>
      <text:p text:style-name="P16"><text:s text:c="8"/>&lt;Row&gt;</text:p>
      <text:p text:style-name="P16"><text:s text:c="10"/>&lt;Col className='text-center py-3'&gt;Copyright &amp;copy; ProShop&lt;/Col&gt;</text:p>
      <text:p text:style-name="P16"><text:s text:c="8"/>&lt;/Row&gt;</text:p>
      <text:p text:style-name="P16"><text:s text:c="6"/>&lt;/Container&gt;</text:p>
      <text:p text:style-name="P16"><text:s text:c="4"/>&lt;/footer&gt;</text:p>
      <text:p text:style-name="P12"><text:s text:c="2"/>)</text:p>
      <text:p text:style-name="P12">}</text:p>
      <text:p text:style-name="P12"/>
      <text:p text:style-name="P12">export default Footer</text:p>
      <text:p text:style-name="P13"/>
      <text:p text:style-name="P13">frontend/src/index.css</text:p>
      <text:p text:style-name="P12">main {</text:p>
      <text:p text:style-name="P12"><text:s text:c="2"/><text:span text:style-name="T6">min-height: 80vh;</text:span></text:p>
      <text:p text:style-name="P12">}</text:p>
      <text:p text:style-name="P13"/>
      <text:p text:style-name="P13">https://react-bootstrap.netlify.app/components/navbar/</text:p>
      <text:p text:style-name="P13"><text:bookmark-start text:name="__DdeLink__500_94355952"/>frontend/src/components/Header.js<text:bookmark-end text:name="__DdeLink__500_94355952"/></text:p>
      <text:p text:style-name="P12">import React from 'react'</text:p>
      <text:p text:style-name="P16">import { Navbar, Nav, Container, Row } from 'react-bootstrap'</text:p>
      <text:p text:style-name="P12"/>
      <text:p text:style-name="P12">function Header() {</text:p>
      <text:p text:style-name="P12"><text:s text:c="2"/>return (</text:p>
      <text:p text:style-name="P12"><text:s text:c="4"/><text:span text:style-name="T6">&lt;header&gt;</text:span></text:p>
      <text:p text:style-name="P16"><text:s text:c="6"/>&lt;Navbar bg='light' expand='lg'&gt;</text:p>
      <text:p text:style-name="P16"><text:s text:c="8"/>&lt;Navbar.Brand href='#home'&gt;React-Bootstrap&lt;/Navbar.Brand&gt;</text:p>
      <text:p text:style-name="P16"><text:s text:c="8"/>&lt;Navbar.Toggle aria-controls='basic-navbar-nav' /&gt;</text:p>
      <text:p text:style-name="P16"><text:s text:c="8"/>&lt;Navbar.Collapse id='basic-navbar-nav'&gt;</text:p>
      <text:p text:style-name="P16"><text:s text:c="10"/>&lt;Nav className='mr-auto'&gt;</text:p>
      <text:p text:style-name="P16"><text:s text:c="12"/>&lt;Nav.Link href='#home'&gt;Home&lt;/Nav.Link&gt;</text:p>
      <text:p text:style-name="P16"><text:s text:c="12"/>&lt;Nav.Link href='#link'&gt;Link&lt;/Nav.Link&gt;</text:p>
      <text:p text:style-name="P16"><text:s text:c="10"/>&lt;/Nav&gt;</text:p>
      <text:p text:style-name="P16"><text:s text:c="8"/>&lt;/Navbar.Collapse&gt;</text:p>
      <text:p text:style-name="P16"><text:s text:c="6"/>&lt;/Navbar&gt;</text:p>
      <text:p text:style-name="P16"><text:s text:c="4"/>&lt;/header&gt;</text:p>
      <text:p text:style-name="P12"><text:s text:c="2"/>)</text:p>
      <text:p text:style-name="P12">}</text:p>
      <text:p text:style-name="P12"/>
      <text:p text:style-name="P12">export default Header</text:p>
      <text:p text:style-name="P13"/>
      <text:p text:style-name="P14">frontend/src/components/Header.js</text:p>
      <text:p text:style-name="P15">function Header() {</text:p>
      <text:p text:style-name="P15"><text:s text:c="2"/>return (</text:p>
      <text:p text:style-name="P15"><text:s text:c="4"/>&lt;header&gt;</text:p>
      <text:p text:style-name="P15"><text:s text:c="6"/><text:span text:style-name="T6">&lt;Navbar bg='dark' variant='dark' expand='lg' collapseOnSelect&gt;</text:span></text:p>
      <text:p text:style-name="P15"><text:s text:c="8"/><text:span text:style-name="T6">&lt;Container&gt;</text:span></text:p>
      <text:p text:style-name="P15"><text:s text:c="10"/><text:span text:style-name="T6">&lt;Navbar.Brand href='/'&gt;ProShop&lt;/Navbar.Brand&gt;</text:span></text:p>
      <text:p text:style-name="P15"><text:s text:c="10"/>&lt;Navbar.Toggle aria-controls='basic-navbar-nav' /&gt;</text:p>
      <text:p text:style-name="P15"><text:s text:c="10"/>&lt;Navbar.Collapse id='basic-navbar-nav'&gt;</text:p>
      <text:p text:style-name="P15"><text:s text:c="12"/>&lt;Nav className='mr-auto'&gt;</text:p>
      <text:p text:style-name="P15"><text:s text:c="14"/><text:span text:style-name="T6">&lt;Nav.Link href='/cart'&gt;Cart&lt;/Nav.Link&gt;</text:span></text:p>
      <text:p text:style-name="P15"><text:s text:c="14"/><text:span text:style-name="T6">&lt;Nav.Link href='/login'&gt;Login&lt;/Nav.Link&gt;</text:span></text:p>
      <text:p text:style-name="P15"><text:s text:c="12"/>&lt;/Nav&gt;</text:p>
      <text:p text:style-name="P15"><text:s text:c="10"/>&lt;/Navbar.Collapse&gt;</text:p>
      <text:p text:style-name="P15"><text:s text:c="8"/><text:span text:style-name="T6">&lt;/Container&gt;</text:span></text:p>
      <text:p text:style-name="P15"><text:s text:c="6"/>&lt;/Navbar&gt;</text:p>
      <text:p text:style-name="P15"><text:s text:c="4"/>&lt;/header&gt;</text:p>
      <text:p text:style-name="P15"><text:s text:c="2"/>)</text:p>
      <text:p text:style-name="P15">}</text:p>
      <text:p text:style-name="P14"/>
      <text:p text:style-name="P14">https://cdnjs.com/</text:p>
      <text:p text:style-name="P14">&lt;link rel="stylesheet" href="https://cdnjs.cloudflare.com/ajax/libs/font-awesome/5.15.2/css/all.min.css" /&gt;</text:p>
      <text:p text:style-name="P14"/>
      <text:p text:style-name="P14">frontend/public/index.html</text:p>
      <text:p text:style-name="P15">&lt;link rel="manifest" href="%PUBLIC_URL%/manifest.json" /&gt;</text:p>
      <text:p text:style-name="P17">&lt;link rel="stylesheet" href="https://cdnjs.cloudflare.com/ajax/libs/font-awesome/5.15.2/css/all.min.css" /&gt;</text:p>
      <text:p text:style-name="P14"/>
      <text:p text:style-name="P13">frontend/src/components/Header.js</text:p>
      <text:p text:style-name="P12">function Header() {</text:p>
      <text:p text:style-name="P12"><text:s text:c="2"/>return (</text:p>
      <text:p text:style-name="P12"><text:s text:c="4"/>&lt;header&gt;</text:p>
      <text:p text:style-name="P12"><text:s text:c="6"/>&lt;Navbar bg='dark' variant='dark' expand='lg' collapseOnSelect&gt;</text:p>
      <text:p text:style-name="P12"><text:s text:c="8"/>&lt;Container&gt;</text:p>
      <text:p text:style-name="P12"><text:s text:c="10"/>&lt;Navbar.Brand href='/'&gt;ProShop&lt;/Navbar.Brand&gt;</text:p>
      <text:p text:style-name="P12"><text:s text:c="10"/>&lt;Navbar.Toggle aria-controls='basic-navbar-nav' /&gt;</text:p>
      <text:p text:style-name="P12"><text:s text:c="10"/>&lt;Navbar.Collapse id='basic-navbar-nav'&gt;</text:p>
      <text:p text:style-name="P12"><text:s text:c="12"/>&lt;Nav className='mr-auto'&gt;</text:p>
      <text:p text:style-name="P12"><text:s text:c="14"/>&lt;Nav.Link href='/cart'&gt;</text:p>
      <text:p text:style-name="P12"><text:s text:c="16"/><text:span text:style-name="T6">&lt;i className='fas fa-shopping-cart'&gt;&lt;/i&gt;Cart</text:span></text:p>
      <text:p text:style-name="P12"><text:s text:c="14"/>&lt;/Nav.Link&gt;</text:p>
      <text:p text:style-name="P12"><text:s text:c="14"/>&lt;Nav.Link href='/login'&gt;</text:p>
      <text:p text:style-name="P12"><text:s text:c="16"/><text:span text:style-name="T6">&lt;i className='fas fa-user'&gt;&lt;/i&gt;Login</text:span></text:p>
      <text:p text:style-name="P12"><text:s text:c="14"/>&lt;/Nav.Link&gt;</text:p>
      <text:p text:style-name="P12"><text:s text:c="12"/>&lt;/Nav&gt;</text:p>
      <text:p text:style-name="P12"><text:s text:c="10"/>&lt;/Navbar.Collapse&gt;</text:p>
      <text:p text:style-name="P12"><text:s text:c="8"/>&lt;/Container&gt;</text:p>
      <text:p text:style-name="P12"><text:s text:c="6"/>&lt;/Navbar&gt;</text:p>
      <text:p text:style-name="P12"><text:s text:c="4"/>&lt;/header&gt;</text:p>
      <text:p text:style-name="P12"><text:s text:c="2"/>)</text:p>
      <text:p text:style-name="P12">}</text:p>
      <text:p text:style-name="P13"/>
      <text:p text:style-name="P24">HomeScreen Product Listing</text:p>
      <text:p text:style-name="P13"/>
      <text:p text:style-name="P18">cd frontend/src</text:p>
      <text:p text:style-name="P18">wget https://raw.githubusercontent.com/divanov11/proshop_django/master/frontend/src/products.js</text:p>
      <text:p text:style-name="P18"/>
      <text:p text:style-name="P18">https://downgit.github.io/#/home</text:p>
      <text:p text:style-name="P18">https://github.com/divanov11/proshop_django/tree/master/frontend/public/images</text:p>
      <text:p text:style-name="P5">DOWNLOAD ZIP FOLDER AND UNZIP INTO:</text:p>
      <text:p text:style-name="P18">frontend/public/</text:p>
      <text:p text:style-name="P18"/>
      <text:p text:style-name="P19">cd frontend/src</text:p>
      <text:p text:style-name="P19">mkdir screens<text:span text:style-name="T7"> &amp;&amp; cd screens</text:span></text:p>
      <text:p text:style-name="P19"/>
      <text:p text:style-name="P11">rfce</text:p>
      <text:p text:style-name="P20">touch <text:span text:style-name="T8">HomeScreen</text:span>.js</text:p>
      <text:p text:style-name="P21">import React from 'react'</text:p>
      <text:p text:style-name="P21">import { Row, Col } from 'react-bootstrap'</text:p>
      <text:p text:style-name="P21">import products from '../products'</text:p>
      <text:p text:style-name="P21"/>
      <text:p text:style-name="P21">function HomeScreen() {</text:p>
      <text:p text:style-name="P21"><text:s text:c="2"/>return (</text:p>
      <text:p text:style-name="P21"><text:s text:c="4"/>&lt;div&gt;</text:p>
      <text:p text:style-name="P21"><text:s text:c="6"/>&lt;h1&gt;Latest Products&lt;/h1&gt;</text:p>
      <text:p text:style-name="P21"><text:s text:c="6"/>&lt;Row&gt;</text:p>
      <text:p text:style-name="P21"><text:s text:c="8"/>{products.map((product) =&gt; (</text:p>
      <text:p text:style-name="P21"><text:s text:c="10"/>&lt;Col sm={12} md={6} lg={4} xl={3}&gt;</text:p>
      <text:p text:style-name="P21"><text:s text:c="12"/>&lt;h3&gt;{product.name}&lt;/h3&gt;</text:p>
      <text:p text:style-name="P21"><text:s text:c="10"/>&lt;/Col&gt;</text:p>
      <text:p text:style-name="P21"><text:s text:c="8"/>))}</text:p>
      <text:p text:style-name="P21"><text:s text:c="6"/>&lt;/Row&gt;</text:p>
      <text:p text:style-name="P21"><text:s text:c="4"/>&lt;/div&gt;</text:p>
      <text:p text:style-name="P21"><text:s text:c="2"/>)</text:p>
      <text:p text:style-name="P21">}</text:p>
      <text:p text:style-name="P21"/>
      <text:p text:style-name="P21">export default HomeScreen</text:p>
      <text:p text:style-name="P20"/>
      <text:p text:style-name="P13">frontend/src/App.js</text:p>
      <text:p text:style-name="P12">import { Container } from 'react-bootstrap'</text:p>
      <text:p text:style-name="P12">import Header from './components/Header'</text:p>
      <text:p text:style-name="P12">import Footer from './components/Footer'</text:p>
      <text:p text:style-name="P16">import HomeScreen from './screens/HomeScreen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6"/>&lt;main className='py-3'&gt;</text:p>
      <text:p text:style-name="P12"><text:s text:c="8"/>&lt;Container&gt;</text:p>
      <text:p text:style-name="P12"><text:s text:c="10"/><text:span text:style-name="T6">&lt;HomeScreen /&gt;</text:span></text:p>
      <text:p text:style-name="P12"><text:s text:c="8"/>&lt;/Container&gt;</text:p>
      <text:p text:style-name="P12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13">frontend/src/screens/HomeScreen.js</text:p>
      <text:p text:style-name="P12">function HomeScreen() {</text:p>
      <text:p text:style-name="P12"><text:s text:c="2"/>return (</text:p>
      <text:p text:style-name="P12"><text:s text:c="4"/>&lt;div&gt;</text:p>
      <text:p text:style-name="P12"><text:s text:c="6"/>&lt;h1&gt;Latest Products&lt;/h1&gt;</text:p>
      <text:p text:style-name="P12"><text:s text:c="6"/>&lt;Row&gt;</text:p>
      <text:p text:style-name="P12"><text:s text:c="8"/>{products.map((product) =&gt; (</text:p>
      <text:p text:style-name="P12"><text:s text:c="10"/><text:span text:style-name="T6">&lt;Col key={product._id} sm={12} md={6} lg={4} xl={3}&gt;</text:span></text:p>
      <text:p text:style-name="P12"><text:s text:c="12"/>&lt;h3&gt;{product.name}&lt;/h3&gt;</text:p>
      <text:p text:style-name="P12"><text:s text:c="10"/>&lt;/Col&gt;</text:p>
      <text:p text:style-name="P12"><text:s text:c="8"/>))}</text:p>
      <text:p text:style-name="P12"><text:s text:c="6"/>&lt;/Row&gt;</text:p>
      <text:p text:style-name="P12"><text:s text:c="4"/>&lt;/div&gt;</text:p>
      <text:p text:style-name="P12"><text:s text:c="2"/>)</text:p>
      <text:p text:style-name="P12">}</text:p>
      <text:p text:style-name="P13"/>
      <text:p text:style-name="P13">cd frontend/src/components/</text:p>
      <text:p text:style-name="P13">touch Product.js </text:p>
      <text:p text:style-name="P31">rfce</text:p>
      <text:p text:style-name="P32">imd</text:p>
      <text:p text:style-name="P12">import React from 'react'</text:p>
      <text:p text:style-name="P12">import { Card } from 'react-bootstrap'</text:p>
      <text:p text:style-name="P12"/>
      <text:p text:style-name="P12">function Product() {</text:p>
      <text:p text:style-name="P12"><text:s text:c="2"/>return &lt;Card className='my-3 p-3 rounded'&gt;Product&lt;/Card&gt;</text:p>
      <text:p text:style-name="P12">}</text:p>
      <text:p text:style-name="P12"/>
      <text:p text:style-name="P12">export default Product</text:p>
      <text:p text:style-name="P13"/>
      <text:p text:style-name="P13">frontend/src/screens/HomeScreen.js</text:p>
      <text:p text:style-name="P12">import React from 'react'</text:p>
      <text:p text:style-name="P12">import { Row, Col } from 'react-bootstrap'</text:p>
      <text:p text:style-name="P12">import products from '../products'</text:p>
      <text:p text:style-name="P33">import Product from '../components/Product'</text:p>
      <text:p text:style-name="P12"/>
      <text:p text:style-name="P12">function HomeScreen() {</text:p>
      <text:p text:style-name="P12"><text:s text:c="2"/>return (</text:p>
      <text:p text:style-name="P12"><text:s text:c="4"/>&lt;div&gt;</text:p>
      <text:p text:style-name="P12"><text:s text:c="6"/>&lt;h1&gt;Latest Products&lt;/h1&gt;</text:p>
      <text:p text:style-name="P12"><text:s text:c="6"/>&lt;Row&gt;</text:p>
      <text:p text:style-name="P12"><text:s text:c="8"/>{products.map((product) =&gt; (</text:p>
      <text:p text:style-name="P12"><text:s text:c="10"/>&lt;Col key={product._id} sm={12} md={6} lg={4} xl={3}&gt;</text:p>
      <text:p text:style-name="P12"><text:s text:c="12"/><text:span text:style-name="T10">&lt;Product product={product} /&gt;</text:span></text:p>
      <text:p text:style-name="P12"><text:s text:c="10"/>&lt;/Col&gt;</text:p>
      <text:p text:style-name="P12"><text:s text:c="8"/>))}</text:p>
      <text:p text:style-name="P12"><text:s text:c="6"/>&lt;/Row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HomeScreen</text:p>
      <text:p text:style-name="P13"/>
      <text:p text:style-name="P13">frontend/src/components/Product.js</text:p>
      <text:p text:style-name="P12">import React from 'react'</text:p>
      <text:p text:style-name="P12">import { Card } from 'react-bootstrap'</text:p>
      <text:p text:style-name="P12"/>
      <text:p text:style-name="P33">function Product({ product }) {</text:p>
      <text:p text:style-name="P33"><text:s text:c="2"/>return (</text:p>
      <text:p text:style-name="P33"><text:s text:c="4"/>&lt;Card className='my-3 p-3 rounded'&gt;</text:p>
      <text:p text:style-name="P33"><text:s text:c="6"/>&lt;a href={`/product/${product._id}`}&gt;</text:p>
      <text:p text:style-name="P33"><text:s text:c="8"/>&lt;Card.Img src={product.image} /&gt;</text:p>
      <text:p text:style-name="P33"><text:s text:c="6"/>&lt;/a&gt;</text:p>
      <text:p text:style-name="P33"><text:s text:c="4"/>&lt;/Card&gt;</text:p>
      <text:p text:style-name="P33"><text:s text:c="2"/>)</text:p>
      <text:p text:style-name="P33">}</text:p>
      <text:p text:style-name="P12"/>
      <text:p text:style-name="P12">export default Product</text:p>
      <text:p text:style-name="P13"/>
      <text:p text:style-name="P13"><text:bookmark-start text:name="__DdeLink__3275_2428649895"/>frontend/src/components/Product.js<text:bookmark-end text:name="__DdeLink__3275_2428649895"/></text:p>
      <text:p text:style-name="P12">import React from 'react'</text:p>
      <text:p text:style-name="P12">import { Card } from 'react-bootstrap'</text:p>
      <text:p text:style-name="P12"/>
      <text:p text:style-name="P12">function Product({ product }) {</text:p>
      <text:p text:style-name="P12"><text:s text:c="2"/>return (</text:p>
      <text:p text:style-name="P12"><text:s text:c="4"/>&lt;Card className='my-3 p-3 rounded'&gt;</text:p>
      <text:p text:style-name="P12"><text:s text:c="6"/>&lt;a href={`/product/${product._id}`}&gt;</text:p>
      <text:p text:style-name="P12"><text:s text:c="8"/>&lt;Card.Img src={product.image} /&gt;</text:p>
      <text:p text:style-name="P12"><text:s text:c="6"/>&lt;/a&gt;</text:p>
      <text:p text:style-name="P12"><text:s text:c="5"/><text:span text:style-name="T10"><text:s/>&lt;Card.Body&gt;</text:span></text:p>
      <text:p text:style-name="P33"><text:s text:c="8"/>&lt;a href={`/product/${product._id}`}&gt;</text:p>
      <text:p text:style-name="P33"><text:s text:c="10"/>&lt;Card.Title as='div'&gt;</text:p>
      <text:p text:style-name="P33"><text:s text:c="12"/>&lt;strong&gt;{product.name}&lt;/strong&gt;</text:p>
      <text:p text:style-name="P33"><text:s text:c="10"/>&lt;/Card.Title&gt;</text:p>
      <text:p text:style-name="P33"><text:s text:c="8"/>&lt;/a&gt;</text:p>
      <text:p text:style-name="P33"><text:s text:c="8"/>&lt;Card.Text as='div'&gt;</text:p>
      <text:p text:style-name="P33"><text:s text:c="10"/>&lt;div className='my-3'&gt;</text:p>
      <text:p text:style-name="P33"><text:s text:c="12"/>{product.rating} from {product.numReviews} reviews</text:p>
      <text:p text:style-name="P33"><text:s text:c="10"/>&lt;/div&gt;</text:p>
      <text:p text:style-name="P33"><text:s text:c="8"/>&lt;/Card.Text&gt;</text:p>
      <text:p text:style-name="P33"><text:s text:c="6"/>&lt;/Card.Body&gt;</text:p>
      <text:p text:style-name="P12"><text:s text:c="4"/>&lt;/Card&gt;</text:p>
      <text:p text:style-name="P12"><text:s text:c="2"/>)</text:p>
      <text:p text:style-name="P12">}</text:p>
      <text:p text:style-name="P12"/>
      <text:p text:style-name="P12">export default Product</text:p>
      <text:p text:style-name="P13"/>
      <text:p text:style-name="P13">frontend/src/components/Product.js</text:p>
      <text:p text:style-name="P12">import React from 'react'</text:p>
      <text:p text:style-name="P12">import { Card } from 'react-bootstrap'</text:p>
      <text:p text:style-name="P12"/>
      <text:p text:style-name="P12">function Product({ product }) {</text:p>
      <text:p text:style-name="P12"><text:s text:c="2"/>return (</text:p>
      <text:p text:style-name="P12"><text:s text:c="4"/>&lt;Card className='my-3 p-3 rounded'&gt;</text:p>
      <text:p text:style-name="P12"><text:s text:c="6"/>&lt;a href={`/product/${product._id}`}&gt;</text:p>
      <text:p text:style-name="P12"><text:s text:c="8"/>&lt;Card.Img src={product.image} /&gt;</text:p>
      <text:p text:style-name="P12"><text:s text:c="6"/>&lt;/a&gt;</text:p>
      <text:p text:style-name="P12"><text:s text:c="6"/>&lt;Card.Body&gt;</text:p>
      <text:p text:style-name="P12"><text:s text:c="8"/>&lt;a href={`/product/${product._id}`}&gt;</text:p>
      <text:p text:style-name="P12"><text:s text:c="10"/>&lt;Card.Title as='div'&gt;</text:p>
      <text:p text:style-name="P12"><text:s text:c="12"/>&lt;strong&gt;{product.name}&lt;/strong&gt;</text:p>
      <text:p text:style-name="P12"><text:s text:c="10"/>&lt;/Card.Title&gt;</text:p>
      <text:p text:style-name="P12"><text:s text:c="8"/>&lt;/a&gt;</text:p>
      <text:p text:style-name="P12"><text:s text:c="8"/>&lt;Card.Text as='div'&gt;</text:p>
      <text:p text:style-name="P12"><text:s text:c="10"/>&lt;div className='my-3'&gt;</text:p>
      <text:p text:style-name="P12"><text:s text:c="12"/>{product.rating} from {product.numReviews} reviews</text:p>
      <text:p text:style-name="P12"><text:s text:c="10"/>&lt;/div&gt;</text:p>
      <text:p text:style-name="P12"><text:s text:c="8"/>&lt;/Card.Text&gt;</text:p>
      <text:p text:style-name="P33"><text:s text:c="8"/>&lt;Card.Text as='h3'&gt;${product.price}&lt;/Card.Text&gt;</text:p>
      <text:p text:style-name="P12"><text:s text:c="6"/>&lt;/Card.Body&gt;</text:p>
      <text:p text:style-name="P12"><text:s text:c="4"/>&lt;/Card&gt;</text:p>
      <text:p text:style-name="P12"><text:s text:c="2"/>)</text:p>
      <text:p text:style-name="P12">}</text:p>
      <text:p text:style-name="P12"/>
      <text:p text:style-name="P12">export default Produc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09T22:15:55.400603379</dc:date>
    <meta:editing-duration>PT6H2M49S</meta:editing-duration>
    <meta:editing-cycles>64</meta:editing-cycles>
    <meta:generator>LibreOffice/7.1.0.3$Linux_X86_64 LibreOffice_project/10$Build-3</meta:generator>
    <meta:document-statistic meta:table-count="0" meta:image-count="0" meta:object-count="0" meta:page-count="1" meta:paragraph-count="334" meta:word-count="703" meta:character-count="8055" meta:non-whitespace-character-count="6447"/>
  </office:meta>
</office:document-meta>
</file>